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ca7" officeooo:paragraph-rsid="00083ca7"/>
    </style:style>
    <style:style style:name="P2" style:family="paragraph" style:parent-style-name="Standard">
      <style:text-properties officeooo:rsid="00083ca7" officeooo:paragraph-rsid="00083ca7"/>
    </style:style>
    <style:style style:name="P3" style:family="paragraph" style:parent-style-name="Standard">
      <style:text-properties officeooo:rsid="00083ca7" officeooo:paragraph-rsid="000e5320"/>
    </style:style>
    <style:style style:name="P4" style:family="paragraph" style:parent-style-name="Standard">
      <style:text-properties officeooo:rsid="000b6db1" officeooo:paragraph-rsid="000b6db1"/>
    </style:style>
    <style:style style:name="P5" style:family="paragraph" style:parent-style-name="Standard">
      <style:text-properties officeooo:rsid="001208ce" officeooo:paragraph-rsid="00083ca7"/>
    </style:style>
    <style:style style:name="T1" style:family="text">
      <style:text-properties officeooo:rsid="0008b890"/>
    </style:style>
    <style:style style:name="T2" style:family="text">
      <style:text-properties officeooo:rsid="00098b63"/>
    </style:style>
    <style:style style:name="T3" style:family="text">
      <style:text-properties officeooo:rsid="000b6db1"/>
    </style:style>
    <style:style style:name="T4" style:family="text">
      <style:text-properties officeooo:rsid="000e2310"/>
    </style:style>
    <style:style style:name="T5" style:family="text">
      <style:text-properties officeooo:rsid="000e5320"/>
    </style:style>
    <style:style style:name="T6" style:family="text">
      <style:text-properties officeooo:rsid="000ffa13"/>
    </style:style>
    <style:style style:name="T7" style:family="text">
      <style:text-properties officeooo:rsid="001208ce"/>
    </style:style>
    <style:style style:name="T8" style:family="text">
      <style:text-properties officeooo:rsid="0012213b"/>
    </style:style>
  </office:automatic-styles>
  <office:body>
    <office:text text:use-soft-page-breaks="true">
      <text:tracked-changes>
        <text:changed-region xml:id="ct55877392" text:id="ct55877392">
          <text:insertion>
            <office:change-info>
              <dc:creator>Unknown Author</dc:creator>
              <dc:date>2019-12-29T19:54:00</dc:date>
            </office:change-info>
          </text:insertion>
        </text:changed-region>
        <text:changed-region xml:id="ct53995216" text:id="ct53995216">
          <text:insertion>
            <office:change-info>
              <dc:creator>Unknown Author</dc:creator>
              <dc:date>2019-12-29T19:42:00</dc:date>
            </office:change-info>
          </text:insertion>
        </text:changed-region>
        <text:changed-region xml:id="ct46435808" text:id="ct46435808">
          <text:deletion>
            <office:change-info>
              <dc:creator>Unknown Author</dc:creator>
              <dc:date>2019-12-29T19:42:00</dc:date>
            </office:change-info>
            <text:p text:style-name="P1">i</text:p>
          </text:deletion>
        </text:changed-region>
        <text:changed-region xml:id="ct54772208" text:id="ct54772208">
          <text:insertion>
            <office:change-info>
              <dc:creator>Unknown Author</dc:creator>
              <dc:date>2019-12-29T19:42:00</dc:date>
            </office:change-info>
          </text:insertion>
        </text:changed-region>
        <text:changed-region xml:id="ct53465440" text:id="ct53465440">
          <text:insertion>
            <office:change-info>
              <dc:creator>Unknown Author</dc:creator>
              <dc:date>2019-12-29T19:43:00</dc:date>
            </office:change-info>
          </text:insertion>
        </text:changed-region>
        <text:changed-region xml:id="ct55617920" text:id="ct55617920">
          <text:insertion>
            <office:change-info>
              <dc:creator>Unknown Author</dc:creator>
              <dc:date>2019-12-29T19:43:00</dc:date>
            </office:change-info>
          </text:insertion>
        </text:changed-region>
        <text:changed-region xml:id="ct44920176" text:id="ct44920176">
          <text:deletion>
            <office:change-info>
              <dc:creator>Unknown Author</dc:creator>
              <dc:date>2019-12-29T19:43:00</dc:date>
            </office:change-info>
            <text:p text:style-name="P1">s</text:p>
          </text:deletion>
        </text:changed-region>
        <text:changed-region xml:id="ct54665504" text:id="ct54665504">
          <text:insertion>
            <office:change-info>
              <dc:creator>Unknown Author</dc:creator>
              <dc:date>2019-12-29T19:43:00</dc:date>
            </office:change-info>
          </text:insertion>
        </text:changed-region>
        <text:changed-region xml:id="ct53558816" text:id="ct53558816">
          <text:insertion>
            <office:change-info>
              <dc:creator>Unknown Author</dc:creator>
              <dc:date>2019-12-29T19:44:00</dc:date>
            </office:change-info>
          </text:insertion>
        </text:changed-region>
        <text:changed-region xml:id="ct44792080" text:id="ct44792080">
          <text:deletion>
            <office:change-info>
              <dc:creator>Unknown Author</dc:creator>
              <dc:date>2019-12-29T19:53:00</dc:date>
            </office:change-info>
            <text:p text:style-name="P1">a</text:p>
          </text:deletion>
        </text:changed-region>
        <text:changed-region xml:id="ct54136944" text:id="ct54136944">
          <text:insertion>
            <office:change-info>
              <dc:creator>Unknown Author</dc:creator>
              <dc:date>2019-12-29T19:53:00</dc:date>
            </office:change-info>
          </text:insertion>
        </text:changed-region>
        <text:changed-region xml:id="ct55944352" text:id="ct55944352">
          <text:insertion>
            <office:change-info>
              <dc:creator>Unknown Author</dc:creator>
              <dc:date>2019-12-29T19:53:00</dc:date>
            </office:change-info>
          </text:insertion>
        </text:changed-region>
        <text:changed-region xml:id="ct56761104" text:id="ct56761104">
          <text:insertion>
            <office:change-info>
              <dc:creator>Unknown Author</dc:creator>
              <dc:date>2019-12-29T19:54:00</dc:date>
            </office:change-info>
          </text:insertion>
        </text:changed-region>
        <text:changed-region xml:id="ct55438080" text:id="ct55438080">
          <text:deletion>
            <office:change-info>
              <dc:creator>Unknown Author</dc:creator>
              <dc:date>2019-12-29T19:44:00</dc:date>
            </office:change-info>
            <text:p text:style-name="P1">We believe it answers these questions and</text:p>
            <text:p text:style-name="P1">going further is beyond the scope of the paper.</text:p>
          </text:deletion>
        </text:changed-region>
        <text:changed-region xml:id="ct53393840" text:id="ct53393840">
          <text:insertion>
            <office:change-info>
              <dc:creator>Unknown Author</dc:creator>
              <dc:date>2019-12-29T19:44:00</dc:date>
            </office:change-info>
          </text:insertion>
        </text:changed-region>
        <text:changed-region xml:id="ct56241056" text:id="ct56241056">
          <text:deletion>
            <office:change-info>
              <dc:creator>Unknown Author</dc:creator>
              <dc:date>2019-12-29T20:34:00</dc:date>
            </office:change-info>
            <text:p text:style-name="P1">It is not in the scope of</text:p>
            <text:p text:style-name="P1">the article to belabor a literature that is well known and widely used.</text:p>
          </text:deletion>
        </text:changed-region>
        <text:changed-region xml:id="ct54810352" text:id="ct54810352">
          <text:insertion>
            <office:change-info>
              <dc:creator>Unknown Author</dc:creator>
              <dc:date>2019-12-29T20:34:00</dc:date>
            </office:change-info>
          </text:insertion>
        </text:changed-region>
        <text:changed-region xml:id="ct56200688" text:id="ct56200688">
          <text:insertion>
            <office:change-info>
              <dc:creator>Unknown Author</dc:creator>
              <dc:date>2019-12-29T20:35:00</dc:date>
            </office:change-info>
          </text:insertion>
        </text:changed-region>
        <text:changed-region xml:id="ct57176960" text:id="ct57176960">
          <text:insertion>
            <office:change-info>
              <dc:creator>Unknown Author</dc:creator>
              <dc:date>2019-12-29T20:36:00</dc:date>
            </office:change-info>
          </text:insertion>
        </text:changed-region>
        <text:changed-region xml:id="ct53381520" text:id="ct53381520">
          <text:insertion>
            <office:change-info>
              <dc:creator>Unknown Author</dc:creator>
              <dc:date>2019-12-29T19:57:00</dc:date>
            </office:change-info>
          </text:insertion>
        </text:changed-region>
        <text:changed-region xml:id="ct57454592" text:id="ct57454592">
          <text:insertion>
            <office:change-info>
              <dc:creator>Unknown Author</dc:creator>
              <dc:date>2019-12-29T20:47:00</dc:date>
            </office:change-info>
          </text:insertion>
        </text:changed-region>
        <text:changed-region xml:id="ct44892944" text:id="ct44892944">
          <text:insertion>
            <office:change-info>
              <dc:creator>Unknown Author</dc:creator>
              <dc:date>2019-12-29T20:48:00</dc:date>
            </office:change-info>
          </text:insertion>
        </text:changed-region>
        <text:changed-region xml:id="ct47325120" text:id="ct47325120">
          <text:insertion>
            <office:change-info>
              <dc:creator>Unknown Author</dc:creator>
              <dc:date>2019-12-29T19:55:00</dc:date>
            </office:change-info>
          </text:insertion>
        </text:changed-region>
        <text:changed-region xml:id="ct55758048" text:id="ct55758048">
          <text:insertion>
            <office:change-info>
              <dc:creator>Unknown Author</dc:creator>
              <dc:date>2019-12-29T20:49:00</dc:date>
            </office:change-info>
          </text:insertion>
        </text:changed-region>
        <text:changed-region xml:id="ct30825824" text:id="ct30825824">
          <text:insertion>
            <office:change-info>
              <dc:creator>Unknown Author</dc:creator>
              <dc:date>2019-12-29T20:49:00</dc:date>
            </office:change-info>
          </text:insertion>
        </text:changed-region>
        <text:changed-region xml:id="ct56747312" text:id="ct56747312">
          <text:insertion>
            <office:change-info>
              <dc:creator>Unknown Author</dc:creator>
              <dc:date>2019-12-29T20:50:00</dc:date>
            </office:change-info>
          </text:insertion>
        </text:changed-region>
        <text:changed-region xml:id="ct57679408" text:id="ct57679408">
          <text:deletion>
            <office:change-info>
              <dc:creator>Unknown Author</dc:creator>
              <dc:date>2019-12-29T20:49:00</dc:date>
            </office:change-info>
            <text:p text:style-name="P1"><text:s/>so it</text:p>
            <text:p text:style-name="P1">doesn’t make sense to</text:p>
          </text:deletion>
        </text:changed-region>
        <text:changed-region xml:id="ct44912016" text:id="ct44912016">
          <text:deletion>
            <office:change-info>
              <dc:creator>Unknown Author</dc:creator>
              <dc:date>2019-12-29T20:50:00</dc:date>
            </office:change-info>
            <text:p text:style-name="P1"><text:s/>here</text:p>
          </text:deletion>
        </text:changed-region>
        <text:changed-region xml:id="ct53265120" text:id="ct53265120">
          <text:insertion>
            <office:change-info>
              <dc:creator>Unknown Author</dc:creator>
              <dc:date>2019-12-29T19:55:00</dc:date>
            </office:change-info>
          </text:insertion>
        </text:changed-region>
        <text:changed-region xml:id="ct46435440" text:id="ct46435440">
          <text:insertion>
            <office:change-info>
              <dc:creator>Unknown Author</dc:creator>
              <dc:date>2019-12-29T23:22:00</dc:date>
            </office:change-info>
          </text:insertion>
        </text:changed-region>
        <text:changed-region xml:id="ct56140080" text:id="ct56140080">
          <text:insertion>
            <office:change-info>
              <dc:creator>Unknown Author</dc:creator>
              <dc:date>2019-12-29T23:23:00</dc:date>
            </office:change-info>
          </text:insertion>
        </text:changed-region>
        <text:changed-region xml:id="ct55949664" text:id="ct55949664">
          <text:insertion>
            <office:change-info>
              <dc:creator>Unknown Author</dc:creator>
              <dc:date>2019-12-29T23:24:00</dc:date>
            </office:change-info>
          </text:insertion>
        </text:changed-region>
        <text:changed-region xml:id="ct57479808" text:id="ct57479808">
          <text:insertion>
            <office:change-info>
              <dc:creator>Unknown Author</dc:creator>
              <dc:date>2019-12-29T23:25:00</dc:date>
            </office:change-info>
          </text:insertion>
        </text:changed-region>
        <text:changed-region xml:id="ct54665280" text:id="ct54665280">
          <text:insertion>
            <office:change-info>
              <dc:creator>Unknown Author</dc:creator>
              <dc:date>2019-12-29T23:05:00</dc:date>
            </office:change-info>
          </text:insertion>
        </text:changed-region>
        <text:changed-region xml:id="ct53472032" text:id="ct53472032">
          <text:insertion>
            <office:change-info>
              <dc:creator>Unknown Author</dc:creator>
              <dc:date>2019-12-29T19:55:00</dc:date>
            </office:change-info>
          </text:insertion>
        </text:changed-region>
        <text:changed-region xml:id="ct56692832" text:id="ct56692832">
          <text:deletion>
            <office:change-info>
              <dc:creator>Unknown Author</dc:creator>
              <dc:date>2019-12-29T23:29:00</dc:date>
            </office:change-info>
            <text:p text:style-name="P1">He also talks about salience. </text:p>
          </text:deletion>
        </text:changed-region>
        <text:changed-region xml:id="ct54541408" text:id="ct54541408">
          <text:insertion>
            <office:change-info>
              <dc:creator>Unknown Author</dc:creator>
              <dc:date>2019-12-29T23:30:00</dc:date>
            </office:change-info>
          </text:insertion>
        </text:changed-region>
        <text:changed-region xml:id="ct53559216" text:id="ct53559216">
          <text:insertion>
            <office:change-info>
              <dc:creator>Unknown Author</dc:creator>
              <dc:date>2019-12-29T23:31:00</dc:date>
            </office:change-info>
          </text:insertion>
        </text:changed-region>
        <text:changed-region xml:id="ct57242608" text:id="ct57242608">
          <text:insertion>
            <office:change-info>
              <dc:creator>Unknown Author</dc:creator>
              <dc:date>2019-12-29T23:31:00</dc:date>
            </office:change-info>
          </text:insertion>
        </text:changed-region>
        <text:changed-region xml:id="ct43066032" text:id="ct43066032">
          <text:deletion>
            <office:change-info>
              <dc:creator>Unknown Author</dc:creator>
              <dc:date>2019-12-29T23:29:00</dc:date>
            </office:change-info>
            <text:p text:style-name="P1">, including salience,</text:p>
          </text:deletion>
        </text:changed-region>
        <text:changed-region xml:id="ct53556736" text:id="ct53556736">
          <text:deletion>
            <office:change-info>
              <dc:creator>Unknown Author</dc:creator>
              <dc:date>2019-12-29T23:31:00</dc:date>
            </office:change-info>
            <text:p text:style-name="P1">were</text:p>
            <text:p text:style-name="P1">imagined. The model, however, already had many interesting results</text:p>
            <text:p text:style-name="P1">and adding more extensions would make the paper decentered and</text:p>
            <text:p text:style-name="P1">harder to interpret/understand.</text:p>
          </text:deletion>
        </text:changed-region>
        <text:changed-region xml:id="ct46425600" text:id="ct46425600">
          <text:insertion>
            <office:change-info>
              <dc:creator>Unknown Author</dc:creator>
              <dc:date>2019-12-29T19:56:00</dc:date>
            </office:change-info>
          </text:insertion>
        </text:changed-region>
        <text:changed-region xml:id="ct57125296" text:id="ct57125296">
          <text:deletion>
            <office:change-info>
              <dc:creator>Unknown Author</dc:creator>
              <dc:date>2019-12-29T23:33:00</dc:date>
            </office:change-info>
            <text:p text:style-name="P1">those </text:p>
          </text:deletion>
        </text:changed-region>
        <text:changed-region xml:id="ct56498496" text:id="ct56498496">
          <text:insertion>
            <office:change-info>
              <dc:creator>Unknown Author</dc:creator>
              <dc:date>2019-12-29T23:33:00</dc:date>
            </office:change-info>
          </text:insertion>
        </text:changed-region>
        <text:changed-region xml:id="ct55974880" text:id="ct55974880">
          <text:insertion>
            <office:change-info>
              <dc:creator>Unknown Author</dc:creator>
              <dc:date>2019-12-29T23:33:00</dc:date>
            </office:change-info>
          </text:insertion>
        </text:changed-region>
        <text:changed-region xml:id="ct55974400" text:id="ct55974400">
          <text:insertion>
            <office:change-info>
              <dc:creator>Unknown Author</dc:creator>
              <dc:date>2019-12-29T23:34:00</dc:date>
            </office:change-info>
          </text:insertion>
        </text:changed-region>
        <text:changed-region xml:id="ct55321168" text:id="ct55321168">
          <text:deletion>
            <office:change-info>
              <dc:creator>Unknown Author</dc:creator>
              <dc:date>2019-12-29T23:32:00</dc:date>
            </office:change-info>
            <text:p text:style-name="P1">(EU REFERENCIEI, DEVO DESCREVER ALGUM</text:p>
            <text:p text:style-name="P1">RESULTADO DESSES PAPERS???)</text:p>
            <text:p text:style-name="P1">2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ifications to the Paper: Ideologically Motivated Biases in a Multiple Issues Opinion Model</text:p>
      <text:p text:style-name="P1"><text:change-start text:change-id="ct55877392"/></text:p>
      <text:p text:style-name="P4">We would like to thank the referees for their comments. The modifications we introduced in the paper in order to make it clearer as described bellow.</text:p>
      <text:p text:style-name="P1"><text:change-end text:change-id="ct55877392"/></text:p>
      <text:p text:style-name="P1"/>
      <text:p text:style-name="P1">• Reviewer 2 wrote: “Are opinions in the range [0,1]? They should state</text:p>
      <text:p text:style-name="P1">that.”</text:p>
      <text:p text:style-name="P1">– It<text:change-start text:change-id="ct53995216"/> <text:span text:style-name="T1">i</text:span><text:change-end text:change-id="ct53995216"/>s stated at the beginning, second paragraph, of section 2;</text:p>
      <text:p text:style-name="P1"/>
      <text:p text:style-name="P1"/>
      <text:p text:style-name="P1">• Reviewer 2 asked " Why do stubborn agents have sigma=1e-20?"</text:p>
      <text:p text:style-name="P1">– Th<text:change text:change-id="ct46435808"/><text:change-start text:change-id="ct54772208"/><text:span text:style-name="T2">at</text:span><text:change-end text:change-id="ct54772208"/>s is an implementation detail. We <text:change-start text:change-id="ct53465440"/><text:span text:style-name="T2">have </text:span><text:change-end text:change-id="ct53465440"/>modified the fourth paragraph</text:p>
      <text:p text:style-name="P1">of section 2 so that it<text:change-start text:change-id="ct55617920"/> <text:span text:style-name="T2">should be</text:span><text:change-end text:change-id="ct55617920"/><text:change text:change-id="ct44920176"/> clear that what we’re modeling is a sigma close</text:p>
      <text:p text:style-name="P1">to 0<text:change-start text:change-id="ct54665504"/>, <text:span text:style-name="T2">that is agents that basically</text:span><text:change-end text:change-id="ct54665504"/><text:change-start text:change-id="ct53558816"/><text:span text:style-name="T2"> do not change their opinions (inflexibles)</text:span><text:change-end text:change-id="ct53558816"/>.</text:p>
      <text:p text:style-name="P1"/>
      <text:p text:style-name="P1"/>
      <text:p text:style-name="P1">• Reviewer 2 said: “They should explain the concept of uncertainty and</text:p>
      <text:p text:style-name="P1">estimation. What does uncertainty mean? Why do agents have to estimate</text:p>
      <text:p text:style-name="P1">opinions? Don’t they know their own opinions? Or is there an observation</text:p>
      <text:p text:style-name="P1">error when looking at the opinion of the interacting partner? Are there</text:p>
      <text:p text:style-name="P1">empirical evidence of the Bayesian approach or statistical inference in</text:p>
      <text:p text:style-name="P1">opinion dynamics? What are the sociological fundamentals of mechanisms</text:p>
      <text:p text:style-name="P1">of the model?” “They should explain the Bayesian rule in words, or more</text:p>
      <text:p text:style-name="P1">intuitively.”</text:p>
      <text:p text:style-name="P1">– We have added <text:change text:change-id="ct44792080"/><text:change-start text:change-id="ct54136944"/><text:span text:style-name="T3">two</text:span><text:change-end text:change-id="ct54136944"/> paragraph<text:change-start text:change-id="ct55944352"/><text:span text:style-name="T3">s</text:span><text:change-end text:change-id="ct55944352"/> at the beginning of section 2 to state</text:p>
      <text:p text:style-name="P1">the framework we’re using.<text:change-start text:change-id="ct56761104"/> <text:span text:style-name="T3">Details about the meaning and using of the Bayesian framework were also introduced.</text:span><text:change-end text:change-id="ct56761104"/> We also indicated previous works that go</text:p>
      <text:p text:style-name="P1">deeper into these details. <text:change text:change-id="ct55438080"/><text:change-start text:change-id="ct53393840"/></text:p>
      <text:p text:style-name="P1"/>
      <text:p text:style-name="P1"/>
      <text:p text:style-name="P1"/>
      <text:p text:style-name="P1"><text:change-end text:change-id="ct53393840"/></text:p>
      <text:p text:style-name="P1">• Review 3 wrote: " I found the paper lacking in empirical grounding. In</text:p>
      <text:p text:style-name="P1">terms of the micro-underpinnings of the model, I was expecting to see</text:p>
      <text:p text:style-name="P1">much more references to empirical work justifying the notion that opinion-</text:p>
      <text:p text:style-name="P1">distance is a relevant factor in opinion updating processes; and the notion</text:p>
      <text:p text:style-name="P1">that opinion-distance on other (more or less related) opinions plays a role,</text:p>
      <text:p text:style-name="P1">too (see previous point). Without such empirical evidence, statements</text:p>
      <text:p text:style-name="P1">such as “how much each agent trusts another agent should be a function</text:p>
      <text:p text:style-name="P1">of the distance between their opinions on the subject they are debating”</text:p>
      <text:p text:style-name="P1">sound a bit unfounded."</text:p>
      <text:p text:style-name="P1">– We have modified the first paragraph of section 1 to indicate the</text:p>
      <text:p text:style-name="P1">relevant literature about geometric models. <text:change text:change-id="ct56241056"/><text:change-start text:change-id="ct54810352"/><text:s/><text:span text:style-name="T4">We have also added a new second paragraph at Section 1 </text:span><text:change-end text:change-id="ct54810352"/><text:change-start text:change-id="ct56200688"/><text:span text:style-name="T4">where a small review of the literature of Bounded Confidence opinion models is introduced as well as a very concise review of the cognitive</text:span><text:change-end text:change-id="ct56200688"/><text:change-start text:change-id="ct57176960"/><text:span text:style-name="T4"> aspects on why we trust better those who agree with us.</text:span><text:change-end text:change-id="ct57176960"/><text:change-start text:change-id="ct53381520"/></text:p>
      <text:p text:style-name="P1"/>
      <text:p text:style-name="P1"/>
      <text:p text:style-name="P1"><text:change-end text:change-id="ct53381520"/></text:p>
      <text:p text:style-name="P1"><text:soft-page-break/>• Reviewer 2: “It is not clear to me how simulations were done.”..one sampling</text:p>
      <text:p text:style-name="P1">of 70,000 times.." means 70,000 independent realizations of the dynamics?"</text:p>
      <text:p text:style-name="P1">– We answered that by modifying the second paragraph of section 3.</text:p>
      <text:p text:style-name="P1">“Times” is equal to quasi-random “draws” following saltelli’s sampling</text:p>
      <text:p text:style-name="P3">(one of the paper’s bibliographic references).<text:change-start text:change-id="ct57454592"/> <text:span text:style-name="T5">The fact that each of those draws correspond to a complete run of the model is now mentioned clearly.</text:span><text:change-end text:change-id="ct57454592"/><text:change-start text:change-id="ct44892944"/><text:span text:style-name="T5"> See also the next comment bellow this one.</text:span><text:change-end text:change-id="ct44892944"/><text:change-start text:change-id="ct47325120"/></text:p>
      <text:p text:style-name="P1"/>
      <text:p text:style-name="P1"><text:change-end text:change-id="ct47325120"/></text:p>
      <text:p text:style-name="P1">1• Reviewer 2: " was the distribution of Fig. 1 done over many different runs</text:p>
      <text:p text:style-name="P1">of the model? If that is the case, then it is hard to see whether there</text:p>
      <text:p text:style-name="P1">is consensus or not in individual realizations. The should add a plot (or</text:p>
      <text:p text:style-name="P1">perhaps an inset) showing the mean opinion of each agent in an single</text:p>
      <text:p text:style-name="P1">realization. What are the parameter values sigma, n and p of Fig. 1?"</text:p>
      <text:p text:style-name="P1">– We have modified the paragraphs that explain Fig. 1 so that its clear</text:p>
      <text:p text:style-name="P1">we’re investing the behavior of the model over many parameterizations.</text:p>
      <text:p text:style-name="P1">We’ve identified and pointed out the difference between initial and</text:p>
      <text:p text:style-name="P1">final state of the model both in the plot and in paragraphs explaining</text:p>
      <text:p text:style-name="P1">it. Plots of individual runs are <text:change-start text:change-id="ct55758048"/><text:span text:style-name="T6">already </text:span><text:change-end text:change-id="ct55758048"/>depicted throughout the paper<text:change-start text:change-id="ct30825824"/>, <text:span text:style-name="T6">with the improved text, we feel </text:span><text:change-end text:change-id="ct30825824"/><text:change-start text:change-id="ct56747312"/><text:span text:style-name="T6">there is not need </text:span><text:change-end text:change-id="ct56747312"/><text:change text:change-id="ct57679408"/><text:s/>add another one<text:change text:change-id="ct44912016"/>.<text:change-start text:change-id="ct53265120"/></text:p>
      <text:p text:style-name="P1"/>
      <text:p text:style-name="P1"><text:change-end text:change-id="ct53265120"/></text:p>
      <text:p text:style-name="P1">• Reviewer 2: “They also mention that sigma plays the role of the threshold</text:p>
      <text:p text:style-name="P1">in Bounded confidence models (BCM). However, in page 4 it is mentioned</text:p>
      <text:p text:style-name="P1">that Deltaij also plays the role of the threshold in BCM. However, sigma</text:p>
      <text:p text:style-name="P1">and Deltaij seem to be independent variables. They should clarify that.”</text:p>
      <text:p text:style-name="P1">– We have modified the first paragraph of the last section and the</text:p>
      <text:p text:style-name="P1">description of Deltaij in section 2 to fix that.<text:change-start text:change-id="ct46435440"/> <text:span text:style-name="T7">There was indeed a mistake in that, while the distance Deltaij is related to trust, it is indeed sigma that plays the role of the </text:span><text:change-end text:change-id="ct46435440"/><text:change-start text:change-id="ct56140080"/><text:span text:style-name="T7">threshold parameter, while the trust between agents is a function of the ratio between Deltaij and sigma.</text:span><text:change-end text:change-id="ct56140080"/><text:change-start text:change-id="ct55949664"/><text:span text:style-name="T7"> Modifications were introduced to correct </text:span><text:change-end text:change-id="ct55949664"/><text:change-start text:change-id="ct57479808"/><text:span text:style-name="T7">for the actual meaning of each parameter.</text:span><text:change-end text:change-id="ct57479808"/><text:change-start text:change-id="ct54665280"/></text:p>
      <text:p text:style-name="P5"/>
      <text:p text:style-name="P1"><text:change-end text:change-id="ct54665280"/><text:change-start text:change-id="ct53472032"/></text:p>
      <text:p text:style-name="P1"><text:change-end text:change-id="ct53472032"/></text:p>
      <text:p text:style-name="P1">• Reviewer 3: “Likewise, I was expecting to see more reference to macro-level</text:p>
      <text:p text:style-name="P1">empirical work, which could either help justify the assumptions embedded</text:p>
      <text:p text:style-name="P1">in the model proposed by the authors, or be used as a validation-benchmark</text:p>
      <text:p text:style-name="P1">for the aggregate levels outcomes generated by the model. Without such</text:p>
      <text:p text:style-name="P1">empirical reference, claims made e.g. in the first phrases in the conclusions</text:p>
      <text:p text:style-name="P1">section feel unwarranted or at least as lacking empirical grounding. And</text:p>
      <text:p text:style-name="P1">then ultimately, one has to resort to much weaker claims such as the ones</text:p>
      <text:p text:style-name="P1">made in the abstract (where the use of the word ‘might’ gives away that</text:p>
      <text:p text:style-name="P1">in fact, we really do not know for sure if this is how things play out in real</text:p>
      <text:p text:style-name="P1">life).”</text:p>
      <text:p text:style-name="P1">– <text:change text:change-id="ct56692832"/>We’ve added a paragraph to the con-</text:p>
      <text:p text:style-name="P1">clusion reinforcing what is the scope of the paper.<text:change-start text:change-id="ct54541408"/> <text:span text:style-name="T8">The new second paragraph in the Introduction, as mentioned above, provides empirical justification for the assump</text:span><text:change-end text:change-id="ct54541408"/><text:change-start text:change-id="ct53559216"/><text:span text:style-name="T8">tions</text:span><text:change-end text:change-id="ct53559216"/> Empirical calibra-</text:p>
      <text:p text:style-name="P1">tion/validation and many other extensions<text:change-start text:change-id="ct57242608"/> <text:span text:style-name="T8">were beyond the scope of the paper and left for a future study.</text:span><text:change-end text:change-id="ct57242608"/><text:change text:change-id="ct43066032"/> <text:change text:change-id="ct53556736"/><text:change-start text:change-id="ct46425600"/></text:p>
      <text:p text:style-name="P1"><text:soft-page-break/></text:p>
      <text:p text:style-name="P1"><text:change-end text:change-id="ct46425600"/></text:p>
      <text:p text:style-name="P1">• Reviewer 2: “6) It is mentioned in the conclusions”. . . it makes sense to</text:p>
      <text:p text:style-name="P1">change how trust is calculated to a situation that is more compatible with</text:p>
      <text:p text:style-name="P1">experiments“. They should cite related experiments.”</text:p>
      <text:p text:style-name="P1">– We have added <text:change text:change-id="ct57125296"/>references<text:change-start text:change-id="ct56498496"/> <text:span text:style-name="T8">on trust</text:span><text:change-end text:change-id="ct56498496"/> at the end of this sentence in the con-</text:p>
      <text:p text:style-name="P1">clusion section. <text:change-start text:change-id="ct55974880"/><text:span text:style-name="T8">The new paragraph in the Introduc</text:span><text:change-end text:change-id="ct55974880"/><text:change-start text:change-id="ct55974400"/><text:span text:style-name="T8">tion with <text:s/>results from cognitive science also provides the missing justification for the model assumptions.</text:span><text:change-end text:change-id="ct55974400"/><text:change text:change-id="ct5532116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9T19:40:35.067344665</meta:creation-date>
    <dc:date>2019-12-29T23:34:45.318294491</dc:date>
    <meta:editing-duration>PT1H23M45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3" meta:paragraph-count="70" meta:word-count="982" meta:character-count="5811" meta:non-whitespace-character-count="4885"/>
  </office:meta>
</office:document-meta>
</file>